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A000001B18B78FC3A96ABC6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9.048cm" svg:height="14.556cm" draw:z-index="0"><draw:image xlink:href="Pictures/100000000000024A000001B18B78FC3A96ABC6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09:34.036000000</meta:creation-date>
    <dc:date>2025-09-24T13:09:41.839000000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